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co1" style:family="table-column">
      <style:table-column-properties style:column-width="4.972cm" style:use-optimal-column-width="false"/>
    </style:style>
    <style:style style:name="ro1" style:family="table-row">
      <style:table-row-properties style:row-height="1.103cm" style:use-optimal-row-height="false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>Problem maksimalnog zajedničkog podstabla</text:p>
          </draw:text-box>
        </draw:frame>
        <draw:frame presentation:style-name="pr2" draw:layer="layout" svg:width="29.972cm" svg:height="4.306cm" svg:x="1.536cm" svg:y="14.49cm" presentation:class="subtitle" presentation:user-transformed="true">
          <draw:text-box>
            <text:p>Mladen Dilparić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Opis problema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Za datu kolekciju stabala naći stablo koje je podstablo svakog stabla kolekcije takvo da je veličina čvorova maksimalna.</text:p>
              </text:list-item>
              <text:list-item>
                <text:p>U engleskoj literaturi se najčešće pominje kao Maximum Common Subtree problem ili Largest Common Subtree problem.</text:p>
              </text:list-item>
              <text:list-item>
                <text:p>Primena ovog problema u biohemiji, bioinformatici, varijacije problema primenu(maksimalno ponavljajuće stablo) nalaze I u detekciji plagijarizma</text:p>
              </text:list-item>
              <text:list-item>
                <text:p>Pripada klasi NP problema</text:p>
              </text:list-item>
              <text:list-item>
                <text:p>U radu razmatrana neobeležena stabla, sa neuredjenom listom dece(poredak nije bitan) </text:p>
              </text:list-item>
              <text:list-item>
                <text:p>Nije nadjena adekvatna literatura ili radovi na temu optimimizacije ovog problem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lgoritam grube sile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z kolekcije stabala izaberemo stablo koje je najmanje (sa najmanjim brojem čvorova)</text:p>
              </text:list-item>
              <text:list-item>
                <text:p>Generišemo sva podstabla – rekurzivno za decu , a potom generišemo sve kombinacije podstabala dece sa korenom</text:p>
              </text:list-item>
              <text:list-item>
                <text:p>Sortiramo generisana podstabla opadajuće po veličini čvorova, I krenemo sa proverom izomorfornosti</text:p>
              </text:list-item>
              <text:list-item>
                <text:p>Provera da li je stablo podstablo drugog stabla je polinomijalna(Uradjena svodjenjem problema na problem uparivanja u bipartitnom grafu – Hopkroft Karp) </text:p>
              </text:list-item>
              <text:list-item>
                <text:p>Prvo nadjeno podstablo svakog stabla kolekcije je maksimalno podstablo kolekcije</text:p>
              </text:list-item>
              <text:list-item>
                <text:p>Eksponencijalna složenos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Algoritam simuliranog kaljenja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Generacija inicijalnog rešenja – nasumično generisano podstablo kolekcije, jedan čvor, minimalno stablo kolekcije</text:p>
              </text:list-item>
              <text:list-item>
                <text:p>Fitnes funkcija – broj čvorova stabla ako je zajedničko podstablo kolekcije, 0 inače</text:p>
              </text:list-item>
              <text:list-item>
                <text:p>Generisanje okoline rešenja – zavisi od odabranog načina generisanja inicijalnog rešenja</text:p>
              </text:list-item>
              <text:list-item>
                <text:p>Parametri algoritma simuliranog kaljenja – različite temperature kaljenja proban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ezultati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Korišćene test kolekcije su generisane pravljenjem nasumično generisanih stabala sa odredjenim uslovljenostima(broj stabala dece po čvorovima, visina stabla). Korišćena binarna Knutova reprezentacija stabala.</text:p>
              </text:list-item>
              <text:list-item>
                <text:p>Rezultati izvršavanja algoritma simuliranog kaljenja su dati kao najbolji rezultat Iz višestrukog pokretanja algoritma(do 5)</text:p>
              </text:list-item>
              <text:list-item>
                <text:p>Prilikom eksperimentalne analize najbolje rezultate je davalo generisanje nasumičnog stabla kolekcije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Poredjenje rezultata</text:p>
          </draw:text-box>
        </draw:frame>
        <draw:frame draw:style-name="standard" draw:layer="layout" svg:width="29.831cm" svg:height="19.262cm" svg:x="1.664cm" svg:y="5.3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Test primer</text:p>
              </table:table-cell>
              <table:table-cell>
                <text:p>Broj stabala</text:p>
              </table:table-cell>
              <table:table-cell>
                <text:p>BF algoritam</text:p>
              </table:table-cell>
              <table:table-cell>
                <text:p>SK algoritam</text:p>
              </table:table-cell>
              <table:table-cell>
                <text:p>BF vreme</text:p>
              </table:table-cell>
              <table:table-cell>
                <text:p>SK vreme</text:p>
              </table:table-cell>
            </table:table-row>
            <table:table-row table:style-name="ro1" table:default-cell-style-name="gray2">
              <table:table-cell>
                <text:p>test1</text:p>
              </table:table-cell>
              <table:table-cell>
                <text:p>9</text:p>
              </table:table-cell>
              <table:table-cell>
                <text:p>20</text:p>
              </table:table-cell>
              <table:table-cell>
                <text:p>20</text:p>
              </table:table-cell>
              <table:table-cell>
                <text:p>1.025s</text:p>
              </table:table-cell>
              <table:table-cell>
                <text:p>1.161s</text:p>
              </table:table-cell>
            </table:table-row>
            <table:table-row table:style-name="ro1" table:default-cell-style-name="gray1">
              <table:table-cell>
                <text:p>test2</text:p>
              </table:table-cell>
              <table:table-cell>
                <text:p>10</text:p>
              </table:table-cell>
              <table:table-cell>
                <text:p>25</text:p>
              </table:table-cell>
              <table:table-cell>
                <text:p>22</text:p>
              </table:table-cell>
              <table:table-cell>
                <text:p>1min</text:p>
              </table:table-cell>
              <table:table-cell>
                <text:p>3s</text:p>
              </table:table-cell>
            </table:table-row>
            <table:table-row table:style-name="ro1" table:default-cell-style-name="gray2">
              <table:table-cell>
                <text:p>test12</text:p>
              </table:table-cell>
              <table:table-cell>
                <text:p>14</text:p>
              </table:table-cell>
              <table:table-cell>
                <text:p>18</text:p>
              </table:table-cell>
              <table:table-cell>
                <text:p>18</text:p>
              </table:table-cell>
              <table:table-cell>
                <text:p>2s</text:p>
              </table:table-cell>
              <table:table-cell>
                <text:p>3s</text:p>
              </table:table-cell>
            </table:table-row>
            <table:table-row table:style-name="ro1" table:default-cell-style-name="gray1">
              <table:table-cell>
                <text:p>test3</text:p>
              </table:table-cell>
              <table:table-cell>
                <text:p>18</text:p>
              </table:table-cell>
              <table:table-cell>
                <text:p>30</text:p>
              </table:table-cell>
              <table:table-cell>
                <text:p>30</text:p>
              </table:table-cell>
              <table:table-cell>
                <text:p>11s</text:p>
              </table:table-cell>
              <table:table-cell>
                <text:p>11s</text:p>
              </table:table-cell>
            </table:table-row>
            <table:table-row table:style-name="ro1" table:default-cell-style-name="gray2">
              <table:table-cell>
                <text:p>test19 10 4</text:p>
              </table:table-cell>
              <table:table-cell>
                <text:p>19</text:p>
              </table:table-cell>
              <table:table-cell>
                <text:p>25</text:p>
              </table:table-cell>
              <table:table-cell>
                <text:p>25</text:p>
              </table:table-cell>
              <table:table-cell>
                <text:p>13s</text:p>
              </table:table-cell>
              <table:table-cell>
                <text:p>14s</text:p>
              </table:table-cell>
            </table:table-row>
            <table:table-row table:style-name="ro1" table:default-cell-style-name="gray1">
              <table:table-cell>
                <text:p>test4</text:p>
              </table:table-cell>
              <table:table-cell>
                <text:p>20</text:p>
              </table:table-cell>
              <table:table-cell>
                <text:p>28</text:p>
              </table:table-cell>
              <table:table-cell>
                <text:p>27</text:p>
              </table:table-cell>
              <table:table-cell>
                <text:p>30min</text:p>
              </table:table-cell>
              <table:table-cell>
                <text:p>8s</text:p>
              </table:table-cell>
            </table:table-row>
            <table:table-row table:style-name="ro1" table:default-cell-style-name="gray2">
              <table:table-cell>
                <text:p>test40</text:p>
              </table:table-cell>
              <table:table-cell>
                <text:p>40</text:p>
              </table:table-cell>
              <table:table-cell>
                <text:p>-</text:p>
              </table:table-cell>
              <table:table-cell>
                <text:p>70</text:p>
              </table:table-cell>
              <table:table-cell>
                <text:p>-</text:p>
              </table:table-cell>
              <table:table-cell>
                <text:p>204s</text:p>
              </table:table-cell>
            </table:table-row>
            <table:table-row table:style-name="ro1" table:default-cell-style-name="gray1">
              <table:table-cell>
                <text:p>multi</text:p>
              </table:table-cell>
              <table:table-cell>
                <text:p>15</text:p>
              </table:table-cell>
              <table:table-cell>
                <text:p>13</text:p>
              </table:table-cell>
              <table:table-cell>
                <text:p>15</text:p>
              </table:table-cell>
              <table:table-cell>
                <text:p>250s</text:p>
              </table:table-cell>
              <table:table-cell>
                <text:p>16s</text:p>
              </table:table-cell>
            </table:table-row>
            <table:table-row table:style-name="ro1" table:default-cell-style-name="gray2">
              <table:table-cell>
                <text:p>mnogo</text:p>
              </table:table-cell>
              <table:table-cell>
                <text:p>20</text:p>
              </table:table-cell>
              <table:table-cell>
                <text:p>14</text:p>
              </table:table-cell>
              <table:table-cell>
                <text:p>14</text:p>
              </table:table-cell>
              <table:table-cell>
                <text:p>126s</text:p>
              </table:table-cell>
              <table:table-cell>
                <text:p>3s</text:p>
              </table:table-cell>
            </table:table-row>
            <table:table-row table:style-name="ro1" table:default-cell-style-name="gray1">
              <table:table-cell>
                <text:p>test49 8 5</text:p>
              </table:table-cell>
              <table:table-cell>
                <text:p>49</text:p>
              </table:table-cell>
              <table:table-cell>
                <text:p>28</text:p>
              </table:table-cell>
              <table:table-cell>
                <text:p>25</text:p>
              </table:table-cell>
              <table:table-cell>
                <text:p>400s</text:p>
              </table:table-cell>
              <table:table-cell>
                <text:p>27s</text:p>
              </table:table-cell>
            </table:table-row>
            <table:table-row table:style-name="ro1" table:default-cell-style-name="gray2">
              <table:table-cell>
                <text:p>bigCollection</text:p>
              </table:table-cell>
              <table:table-cell>
                <text:p>20</text:p>
              </table:table-cell>
              <table:table-cell>
                <text:p>15</text:p>
              </table:table-cell>
              <table:table-cell>
                <text:p>15</text:p>
              </table:table-cell>
              <table:table-cell>
                <text:p>21s</text:p>
              </table:table-cell>
              <table:table-cell>
                <text:p>2s</text:p>
              </table:table-cell>
            </table:table-row>
            <table:table-row table:style-name="ro1" table:default-cell-style-name="gray1">
              <table:table-cell>
                <text:p>bla1</text:p>
              </table:table-cell>
              <table:table-cell>
                <text:p>20</text:p>
              </table:table-cell>
              <table:table-cell>
                <text:p>31</text:p>
              </table:table-cell>
              <table:table-cell>
                <text:p>31</text:p>
              </table:table-cell>
              <table:table-cell>
                <text:p>1h</text:p>
              </table:table-cell>
              <table:table-cell>
                <text:p>48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Zaključak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 slučajevima sa manjim brojem čvorova, algoritam grube sile se pokazao kao bolji jer daje egzaktno rešenje u otprilike istom vremenu.</text:p>
              </text:list-item>
              <text:list-item>
                <text:p>Algoritam simuliranog kaljenja daje zadovoljavajuće rezultate na srednjim I većim primerima(visina stabla preko 5 , broj čvorova po detetu većeg obima). Veličina nadjenog podstabla je uglavnom na test primerima varirala do 10-12 posto u odnosu na optimalna rešenja.</text:p>
              </text:list-item>
              <text:list-item>
                <text:p>Moguće je preprocesiranje kolekcije zarad dodatnog poboljšanja, razmatranje druge fitnes funkcije, drugačije konstrukcije inicijalnog rešenja, kao I generisanja okoline rešenj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teratura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header>
                <text:p/>
              </text:list-header>
              <text:list-item>
                <text:p>1. Beleske sa predavanja iz Računarske Inteligencije</text:p>
              </text:list-item>
              <text:list-item>
                <text:p>2. Knjiga Algorithms on Trees and Graphs by Gabriel Valiente</text:p>
              </text:list-item>
              <text:list-item>
                <text:p>3. Akutsu, T., and Halldórsson, M. (1994), “On the approximation of largest common point sets and largest common subtrees”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2:35:50.702521501</meta:creation-date>
    <meta:editing-duration>PT1H25M24S</meta:editing-duration>
    <meta:editing-cycles>92</meta:editing-cycles>
    <meta:generator>LibreOffice/6.4.7.2$Linux_X86_64 LibreOffice_project/40$Build-2</meta:generator>
    <dc:title>Vivid</dc:title>
    <dc:date>2023-09-29T14:01:56.487163361</dc:date>
    <meta:document-statistic meta:object-count="72"/>
  </office:meta>
</office:document-meta>
</file>